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2 seiten des Mediums – 2 Seiten der Mediennutzung</text:p>
      <text:p text:style-name="Standard">-Kulturbegriff 5 Begriffe</text:p>
      <text:p text:style-name="Standard">-2 Seiten des Medien-Begriffs: Medium-Übertragung; Medien-Speicherung.</text:p>
      <text:p text:style-name="Standard">Beim „Medien“-Begriff handelt es sich nicht um einen, mit nur einer Bedeutung. </text:p>
      <text:p text:style-name="Standard"/>
      <text:p text:style-name="Standard">Ohne Medien Möglichkeiten eingeschränkt, geistige Inhalte kommunizierbar machen. <text:span text:style-name="T3">Vervollständigen den MENSCHEN.</text:span></text:p>
      <text:p text:style-name="P1"/>
      <text:p text:style-name="P1">Kulturbegriff: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1T12:16:51.39</meta:creation-date>
    <dc:date>2013-02-01T15:11:16.94</dc:date>
    <meta:editing-duration>PT2H39M14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7" meta:word-count="42" meta:character-count="350"/>
  </office:meta>
</office:document-meta>
</file>